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Liberation Sans1" svg:font-family="&quot;Liberation Sans1&quot;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color="#FF0000"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000000"/>
      <style:text-properties fo:color="#FFFFFF"/>
    </style:style>
    <style:style style:name="ce4" style:family="table-cell" style:parent-style-name="Default" style:data-style-name="N0">
      <style:table-cell-properties fo:background-color="#F6F9D4"/>
    </style:style>
    <style:style style:name="ce5" style:family="table-cell" style:parent-style-name="Default" style:data-style-name="N0">
      <style:table-cell-properties fo:background-color="#2A6099"/>
      <style:text-properties fo:color="#FFFFFF"/>
    </style:style>
    <style:style style:name="ce6" style:family="table-cell" style:parent-style-name="Default" style:data-style-name="N0">
      <style:table-cell-properties fo:background-color="#DDDDDD"/>
    </style:style>
    <style:style style:name="ce7" style:family="table-cell" style:parent-style-name="Default" style:data-style-name="N0">
      <style:table-cell-properties fo:background-color="#FFBF00"/>
    </style:style>
    <style:style style:name="ce8" style:family="table-cell" style:parent-style-name="Default" style:data-style-name="N0">
      <style:table-cell-properties fo:background-color="#FFBF00"/>
      <style:text-properties style:font-name="Liberation Sans1" style:font-name-asian="Liberation Sans1" style:font-name-complex="Liberation Sans1"/>
    </style:style>
    <style:style style:name="ce9" style:family="table-cell" style:parent-style-name="Default" style:data-style-name="N0">
      <style:table-cell-properties fo:background-color="#000000"/>
      <style:text-properties fo:color="#FFFFFF" style:font-name="Liberation Sans1" style:font-name-asian="Liberation Sans1" style:font-name-complex="Liberation Sans1"/>
    </style:style>
    <style:style style:name="ce10" style:family="table-cell" style:parent-style-name="Default" style:data-style-name="N0">
      <style:table-cell-properties fo:background-color="#000000"/>
      <style:text-properties fo:color="#FFFFFF" style:font-name="Arial" style:font-name-asian="Arial" style:font-name-complex="Arial" style:font-family-generic="swiss"/>
    </style:style>
    <style:style style:name="ce11" style:family="table-cell" style:parent-style-name="Default" style:data-style-name="N0">
      <style:table-cell-properties fo:background-color="#FFF2CC"/>
    </style:style>
    <style:style style:name="T1" style:family="text" style:parent-style-name="Default">
      <style:text-properties fo:color="#000000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FFFFFF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FFFFFF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position="-33%" style:text-outline="false" fo:text-shadow="none"/>
    </style:style>
    <style:style style:name="T4" style:family="text" style:parent-style-name="Default">
      <style:text-properties fo:color="#000000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position="-33%" style:text-outline="false" fo:text-shadow="none"/>
    </style:style>
    <style:style style:name="T5" style:family="text" style:parent-style-name="Default">
      <style:text-properties fo:color="#000000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/>
    </style:style>
    <style:style style:name="T6" style:family="text" style:parent-style-name="Default">
      <style:text-properties fo:color="#FFFFFF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7" style:family="text" style:parent-style-name="Default">
      <style:text-properties fo:color="#FFFFFF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position="-33%" style:text-outline="false" fo:text-shadow="none" style:font-family-generic="swiss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2.301875cm" style:use-optimal-column-width="true"/>
    </style:style>
    <style:style style:name="ro1" style:family="table-row">
      <style:table-row-properties style:row-height="12.75pt" style:use-optimal-row-height="true" fo:break-before="auto"/>
    </style:style>
    <style:style style:name="ro2" style:family="table-row">
      <style:table-row-properties style:row-height="15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text" style:name="a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">
      <style:graphic-properties fo:wrap-option="wrap" fo:padding-top="0.05in" fo:padding-bottom="0.05in" fo:padding-left="0.1in" fo:padding-right="0.1in" draw:textarea-vertical-align="top" draw:textarea-horizontal-align="left" draw:fill="solid" draw:fill-color="#ed7d31" draw:opacity="100%" draw:stroke="solid" svg:stroke-width="0.01042in" svg:stroke-color="#bcbcbc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">
      <style:graphic-properties fo:wrap-option="wrap" fo:padding-top="0.05in" fo:padding-bottom="0.05in" fo:padding-left="0.1in" fo:padding-right="0.1in" draw:textarea-vertical-align="top" draw:textarea-horizontal-align="left" draw:fill="solid" draw:fill-color="#ed7d31" draw:opacity="100%" draw:stroke="solid" svg:stroke-width="0.01042in" svg:stroke-color="#bcbcbc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">
      <style:graphic-properties fo:wrap-option="wrap" fo:padding-top="0.05in" fo:padding-bottom="0.05in" fo:padding-left="0.1in" fo:padding-right="0.1in" draw:textarea-vertical-align="top" draw:textarea-horizontal-align="left" draw:fill="solid" draw:fill-color="#ed7d31" draw:opacity="100%" draw:stroke="solid" svg:stroke-width="0.01042in" svg:stroke-color="#bcbcbc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3" table:default-cell-style-name="ce1"/>
        <table:table-column table:style-name="co2" table:number-columns-repeated="3" table:default-cell-style-name="ce1"/>
        <table:table-column table:style-name="co3" table:default-cell-style-name="ce1"/>
        <table:table-column table:style-name="co2" table:number-columns-repeated="16367" table:default-cell-style-name="ce1"/>
        <table:table-row table:style-name="ro1">
          <table:table-cell office:value-type="string" table:style-name="ce2">
            <text:p>moment of inertia measurements</text:p>
          </table:table-cell>
          <table:table-cell table:number-columns-repeated="5" table:style-name="ce1"/>
          <table:table-cell office:value-type="string" table:style-name="ce2">
            <text:p>pulley radius</text:p>
          </table:table-cell>
          <table:table-cell office:value-type="string" table:style-name="ce1">
            <text:p>length (cm)</text:p>
          </table:table-cell>
          <table:table-cell table:number-columns-repeated="16376" table:style-name="ce1"/>
        </table:table-row>
        <table:table-row table:style-name="ro2">
          <table:table-cell table:style-name="ce3"/>
          <table:table-cell office:value-type="string" table:style-name="ce3">
            <text:p>mass (g)</text:p>
          </table:table-cell>
          <table:table-cell office:value-type="string" table:style-name="ce3">
            <text:p>d<text:span text:style-name="T3">inner<text:s/></text:span>(cm)</text:p>
          </table:table-cell>
          <table:table-cell office:value-type="string" table:style-name="ce3">
            <text:p>d<text:span text:style-name="T3">outer</text:span><text:s/>(cm)</text:p>
          </table:table-cell>
          <table:table-cell office:value-type="string" table:style-name="ce3">
            <text:p>I<text:span text:style-name="T4">theo</text:span></text:p>
          </table:table-cell>
          <table:table-cell table:style-name="ce1"/>
          <table:table-cell office:value-type="string" table:style-name="ce3">
            <text:p>d<text:span text:style-name="T3">pulley</text:span><text:s/><text:span text:style-name="T3">+ string</text:span></text:p>
          </table:table-cell>
          <table:table-cell office:value-type="float" office:value="3.7559999999999998" table:style-name="ce4">
            <text:p>3.756</text:p>
          </table:table-cell>
          <table:table-cell table:number-columns-repeated="16376" table:style-name="ce1"/>
        </table:table-row>
        <table:table-row table:style-name="ro2">
          <table:table-cell office:value-type="string" table:style-name="ce5">
            <text:p>disk</text:p>
          </table:table-cell>
          <table:table-cell office:value-type="float" office:value="1481.68" table:style-name="ce4">
            <text:p>1481.68</text:p>
          </table:table-cell>
          <table:table-cell table:style-name="ce6"/>
          <table:table-cell office:value-type="float" office:value="22.96" table:style-name="ce4">
            <text:p>22.96</text:p>
          </table:table-cell>
          <table:table-cell office:value-type="float" office:value="9.7635599936000007E-3" table:formula="of:=0.5*([.B3]/1000)*((([.D3]/2)/100)^2)" table:style-name="ce7">
            <text:p>0.00976356</text:p>
          </table:table-cell>
          <table:table-cell table:style-name="ce1"/>
          <table:table-cell office:value-type="string" table:style-name="ce3">
            <text:p>d<text:span text:style-name="T3">pulley</text:span></text:p>
          </table:table-cell>
          <table:table-cell office:value-type="float" office:value="3.74" table:style-name="ce4">
            <text:p>3.74</text:p>
          </table:table-cell>
          <table:table-cell table:number-columns-repeated="16376" table:style-name="ce1"/>
        </table:table-row>
        <table:table-row table:style-name="ro2">
          <table:table-cell office:value-type="string" table:style-name="ce5">
            <text:p>hollow cylinder</text:p>
          </table:table-cell>
          <table:table-cell office:value-type="float" office:value="1439.47" table:style-name="ce4">
            <text:p>1439.47</text:p>
          </table:table-cell>
          <table:table-cell office:value-type="float" office:value="10.686" table:style-name="ce4">
            <text:p>10.686</text:p>
          </table:table-cell>
          <table:table-cell office:value-type="float" office:value="12.74" table:style-name="ce4">
            <text:p>12.74</text:p>
          </table:table-cell>
          <table:table-cell office:value-type="float" office:value="4.9751357274515004E-3" table:formula="of:=0.5*([.B4]/1000)*((([.D4]/2)/100)^2+ (([.C4]/2)/100)^2)" table:style-name="ce7">
            <text:p>0.004975136</text:p>
          </table:table-cell>
          <table:table-cell table:style-name="ce1"/>
          <table:table-cell office:value-type="string" table:style-name="ce3">
            <text:p>r<text:span text:style-name="T4">pulley</text:span></text:p>
          </table:table-cell>
          <table:table-cell office:value-type="float" office:value="1.8740000000000001" table:formula="of:=AVERAGE([.H2:.H3])/2" table:style-name="ce7">
            <text:p>1.874</text:p>
          </table:table-cell>
          <table:table-cell office:value-type="string" table:style-name="ce8">
            <text:p>±</text:p>
          </table:table-cell>
          <table:table-cell office:value-type="float" office:value="7.9999999999997851E-3" table:formula="of:=STDEV([.H2:.H3])/SQRT(2)" table:style-name="ce7">
            <text:p>0.008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5">
            <text:p>disk vert</text:p>
          </table:table-cell>
          <table:table-cell office:value-type="float" office:value="1481.68" table:formula="of:=[.B3]" table:style-name="ce7">
            <text:p>1481.68</text:p>
          </table:table-cell>
          <table:table-cell table:style-name="ce6"/>
          <table:table-cell office:value-type="float" office:value="22.880000000000003" table:formula="of:=28.1-5.22" table:style-name="ce7">
            <text:p>22.88</text:p>
          </table:table-cell>
          <table:table-cell office:value-type="float" office:value="4.8478198912000016E-3" table:formula="of:=0.25*([.B5]/1000)*((([.D5]/2)/100)^2)" table:style-name="ce7">
            <text:p>0.00484782</text:p>
          </table:table-cell>
          <table:table-cell table:number-columns-repeated="16379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2">
            <text:p>rotational acceleration</text:p>
          </table:table-cell>
          <table:table-cell table:number-columns-repeated="16383" table:style-name="ce1"/>
        </table:table-row>
        <table:table-row table:style-name="ro2">
          <table:table-cell table:style-name="ce3"/>
          <table:table-cell office:value-type="string" table:style-name="ce3">
            <text:p>m<text:span text:style-name="T3">hanging</text:span><text:s/>(g)</text:p>
          </table:table-cell>
          <table:table-cell office:value-type="string" table:style-name="ce3">
            <text:p>accel (m/s<text:span text:style-name="T5">2</text:span>)</text:p>
          </table:table-cell>
          <table:table-cell office:value-type="string" table:style-name="ce3">
            <text:p>m<text:span text:style-name="T3">friction</text:span><text:s/>(g)</text:p>
          </table:table-cell>
          <table:table-cell office:value-type="string" table:style-name="ce3">
            <text:p>R<text:span text:style-name="T3">pulley<text:s/></text:span>(m)</text:p>
          </table:table-cell>
          <table:table-cell office:value-type="string" table:style-name="ce9">
            <text:p>Δ<text:span text:style-name="T2">m (kg)</text:span></text:p>
          </table:table-cell>
          <table:table-cell office:value-type="string" table:style-name="ce3">
            <text:p>I<text:span text:style-name="T3">exp</text:span></text:p>
          </table:table-cell>
          <table:table-cell office:value-type="string" table:style-name="ce10">
            <text:p>ẟm (kg)</text:p>
          </table:table-cell>
          <table:table-cell office:value-type="string" table:style-name="ce10">
            <text:p>ẟR<text:span text:style-name="T7">pulley<text:s/></text:span>(m)</text:p>
          </table:table-cell>
          <table:table-cell office:value-type="string" table:style-name="ce10">
            <text:p>ẟa (m/s<text:span text:style-name="T5">2</text:span><text:span text:style-name="T1">)</text:span></text:p>
          </table:table-cell>
          <table:table-cell office:value-type="string" table:style-name="ce10">
            <text:p>ẟI<text:span text:style-name="T7">exp</text:span></text:p>
          </table:table-cell>
          <table:table-cell table:number-columns-repeated="16373"/>
        </table:table-row>
        <table:table-row table:style-name="ro1">
          <table:table-cell office:value-type="string" table:style-name="ce5">
            <text:p>d + hc + n</text:p>
          </table:table-cell>
          <table:table-cell office:value-type="float" office:value="45.15" table:style-name="ce4">
            <text:p>45.15</text:p>
          </table:table-cell>
          <table:table-cell office:value-type="float" office:value="1.09E-2" table:style-name="ce4">
            <text:p>0.0109</text:p>
          </table:table-cell>
          <table:table-cell office:value-type="float" office:value="6.02" table:style-name="ce4">
            <text:p>6.02</text:p>
          </table:table-cell>
          <table:table-cell office:value-type="float" office:value="1.874E-2" table:formula="of:=[.H4] /100" table:style-name="ce7">
            <text:p>0.01874</text:p>
          </table:table-cell>
          <table:table-cell office:value-type="float" office:value="3.9129999999999998E-2" table:formula="of:=([.B10]-[.D10])/1000" table:style-name="ce7">
            <text:p>0.03913</text:p>
          </table:table-cell>
          <table:table-cell office:value-type="float" office:value="1.234218086452143E-2" table:formula="of:=([.F10])*([.E10]^2)*((9.8006/[.C10])-1)" table:style-name="ce7">
            <text:p>0.012342181</text:p>
          </table:table-cell>
          <table:table-cell office:value-type="float" office:value="1.4142135623730951E-5" table:formula="of:=SQRT((0.01/1000)^2 + (0.01/1000)^2)" table:style-name="ce7">
            <text:p>1.41421E-05</text:p>
          </table:table-cell>
          <table:table-cell office:value-type="float" office:value="7.9999999999997852E-5" table:formula="of:=[.J4]/100" table:style-name="ce7">
            <text:p>8E-05</text:p>
          </table:table-cell>
          <table:table-cell office:value-type="float" office:value="3.6000000000000001E-5" table:formula="of:=3.6*10^-5" table:style-name="ce4">
            <text:p>0.000036</text:p>
          </table:table-cell>
          <table:table-cell office:value-type="float" office:value="1.1300207819974029E-4" table:formula="of:=SQRT( ([.I10]^2 * ((9.8006/[.C10]) - 1) * [.H10])^2 + (2 * [.F10] * [.E10] * ((9.8006/[.C10]) - 1) * [.I10])^2 + ([.F10] * ([.E10]^2) * (-9.8006/([.C10]^2)) * [.J10])^2)" table:style-name="ce7">
            <text:p>0.000113002</text:p>
          </table:table-cell>
          <table:table-cell table:number-columns-repeated="16373"/>
        </table:table-row>
        <table:table-row table:style-name="ro1">
          <table:table-cell office:value-type="string" table:style-name="ce5">
            <text:p>d + n</text:p>
          </table:table-cell>
          <table:table-cell office:value-type="float" office:value="45.15" table:style-name="ce4">
            <text:p>45.15</text:p>
          </table:table-cell>
          <table:table-cell office:value-type="float" office:value="1.7299999999999999E-2" table:style-name="ce4">
            <text:p>0.0173</text:p>
          </table:table-cell>
          <table:table-cell office:value-type="float" office:value="5" table:style-name="ce4">
            <text:p>5</text:p>
          </table:table-cell>
          <table:table-cell office:value-type="float" office:value="1.874E-2" table:formula="of:=[.E10]" table:style-name="ce7">
            <text:p>0.01874</text:p>
          </table:table-cell>
          <table:table-cell office:value-type="float" office:value="4.0149999999999998E-2" table:formula="of:=([.B11]-[.D11])/1000" table:style-name="ce7">
            <text:p>0.04015</text:p>
          </table:table-cell>
          <table:table-cell office:value-type="float" office:value="7.9737752560845084E-3" table:formula="of:=([.F11])*([.E11]^2)*((9.8006/[.C11])-1)" table:style-name="ce7">
            <text:p>0.007973775</text:p>
          </table:table-cell>
          <table:table-cell office:value-type="float" office:value="1.4142135623730951E-5" table:formula="of:=SQRT((0.01/1000)^2 + (0.01/1000)^2)" table:style-name="ce7">
            <text:p>1.41421E-05</text:p>
          </table:table-cell>
          <table:table-cell office:value-type="float" office:value="7.9999999999997852E-5" table:formula="of:=[.I10]" table:style-name="ce7">
            <text:p>8E-05</text:p>
          </table:table-cell>
          <table:table-cell office:value-type="float" office:value="1.3999999999999999E-4" table:formula="of:=1.4*10^-4" table:style-name="ce4">
            <text:p>0.00014</text:p>
          </table:table-cell>
          <table:table-cell office:value-type="float" office:value="9.3879360042889112E-5" table:formula="of:=SQRT( ([.I11]^2 * ((9.8006/[.C11]) - 1) * [.H11])^2 + (2 * [.F11] * [.E11] * ((9.8006/[.C11]) - 1) * [.I11])^2 + ([.F11] * ([.E11]^2) * (-9.8006/([.C11]^2)) * [.J11])^2)" table:style-name="ce7">
            <text:p>9.38794E-05</text:p>
          </table:table-cell>
          <table:table-cell table:number-columns-repeated="16373"/>
        </table:table-row>
        <table:table-row table:style-name="ro1">
          <table:table-cell office:value-type="string" table:style-name="ce5">
            <text:p>n</text:p>
          </table:table-cell>
          <table:table-cell office:value-type="float" office:value="0.5" table:style-name="ce4">
            <text:p>0.5</text:p>
          </table:table-cell>
          <table:table-cell office:value-type="float" office:value="0.82799999999999996" table:style-name="ce4">
            <text:p>0.828</text:p>
          </table:table-cell>
          <table:table-cell office:value-type="float" office:value="0.4" table:style-name="ce4">
            <text:p>0.4</text:p>
          </table:table-cell>
          <table:table-cell office:value-type="float" office:value="1.874E-2" table:formula="of:=[.E11]" table:style-name="ce7">
            <text:p>0.01874</text:p>
          </table:table-cell>
          <table:table-cell office:value-type="float" office:value="9.9999999999999978E-5" table:formula="of:=([.B12]-[.D12])/1000" table:style-name="ce7">
            <text:p>0.0001</text:p>
          </table:table-cell>
          <table:table-cell office:value-type="float" office:value="3.8056350963285006E-7" table:formula="of:=([.F12])*([.E12]^2)*((9.8006/[.C12])-1)" table:style-name="ce7">
            <text:p>3.80564E-07</text:p>
          </table:table-cell>
          <table:table-cell office:value-type="float" office:value="1.4142135623730951E-5" table:formula="of:=SQRT((0.01/1000)^2 + (0.01/1000)^2)" table:style-name="ce7">
            <text:p>1.41421E-05</text:p>
          </table:table-cell>
          <table:table-cell office:value-type="float" office:value="7.9999999999997852E-5" table:formula="of:=[.I11]" table:style-name="ce7">
            <text:p>8E-05</text:p>
          </table:table-cell>
          <table:table-cell office:value-type="float" office:value="5.7999999999999996E-3" table:style-name="ce4">
            <text:p>0.0058</text:p>
          </table:table-cell>
          <table:table-cell office:value-type="float" office:value="4.3630082501779217E-9" table:formula="of:=SQRT( ([.I12]^2 * ((9.8006/[.C12]) - 1) * [.H12])^2 + (2 * [.F12] * [.E12] * ((9.8006/[.C12]) - 1) * [.I12])^2 + ([.F12] * ([.E12]^2) * (-9.8006/([.C12]^2)) * [.J12])^2)" table:style-name="ce7">
            <text:p>4.36301E-09</text:p>
          </table:table-cell>
          <table:table-cell table:number-columns-repeated="16373"/>
        </table:table-row>
        <table:table-row table:style-name="ro2">
          <table:table-cell office:value-type="string" table:style-name="ce5">
            <text:p><text:span text:style-name="T1">d</text:span><text:span text:style-name="T4">vert<text:s/></text:span><text:span text:style-name="T1">+ n</text:span></text:p>
          </table:table-cell>
          <table:table-cell office:value-type="float" office:value="45.15" table:style-name="ce4">
            <text:p>45.15</text:p>
          </table:table-cell>
          <table:table-cell office:value-type="float" office:value="2.9899999999999999E-2" table:style-name="ce4">
            <text:p>0.0299</text:p>
          </table:table-cell>
          <table:table-cell office:value-type="float" office:value="4" table:style-name="ce4">
            <text:p>4</text:p>
          </table:table-cell>
          <table:table-cell office:value-type="float" office:value="1.874E-2" table:formula="of:=[.E12]" table:style-name="ce7">
            <text:p>0.01874</text:p>
          </table:table-cell>
          <table:table-cell office:value-type="float" office:value="4.1149999999999999E-2" table:formula="of:=([.B13]-[.D13])/1000" table:style-name="ce7">
            <text:p>0.04115</text:p>
          </table:table-cell>
          <table:table-cell office:value-type="float" office:value="4.722407970522341E-3" table:formula="of:=([.F13])*([.E13]^2)*((9.8006/[.C13])-1)" table:style-name="ce7">
            <text:p>0.004722408</text:p>
          </table:table-cell>
          <table:table-cell office:value-type="float" office:value="1.4142135623730951E-5" table:formula="of:=SQRT((0.01/1000)^2 + (0.01/1000)^2)" table:style-name="ce7">
            <text:p>1.41421E-05</text:p>
          </table:table-cell>
          <table:table-cell office:value-type="float" office:value="7.9999999999997852E-5" table:formula="of:=[.I12]" table:style-name="ce7">
            <text:p>8E-05</text:p>
          </table:table-cell>
          <table:table-cell office:value-type="float" office:value="2.7000000000000006E-4" table:formula="of:=2.7*10^-4" table:style-name="ce4">
            <text:p>0.00027</text:p>
          </table:table-cell>
          <table:table-cell office:value-type="float" office:value="5.878175602849284E-5" table:formula="of:=SQRT( ([.I13]^2 * ((9.8006/[.C13]) - 1) * [.H13])^2 + (2 * [.F13] * [.E13] * ((9.8006/[.C13]) - 1) * [.I13])^2 + ([.F13] * ([.E13]^2) * (-9.8006/([.C13]^2)) * [.J13])^2)" table:style-name="ce7">
            <text:p>5.87818E-05</text:p>
          </table:table-cell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experimental moment of inertia</text:p>
          </table:table-cell>
          <table:table-cell table:number-columns-repeated="16383" table:style-name="ce1"/>
        </table:table-row>
        <table:table-row table:style-name="ro2">
          <table:table-cell table:style-name="ce3"/>
          <table:table-cell office:value-type="string" table:style-name="ce3">
            <text:p>I<text:span text:style-name="T3">exp</text:span></text:p>
          </table:table-cell>
          <table:table-cell office:value-type="string" table:style-name="ce10">
            <text:p>ẟI<text:span text:style-name="T7">exp</text:span></text:p>
          </table:table-cell>
          <table:table-cell office:value-type="string" table:style-name="ce3">
            <text:p>% diff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5">
            <text:p>d</text:p>
          </table:table-cell>
          <table:table-cell office:value-type="float" office:value="7.9733946925748759E-3" table:formula="of:=[.G11]-[.G12]" table:style-name="ce7">
            <text:p>0.007973395</text:p>
          </table:table-cell>
          <table:table-cell office:value-type="float" office:value="9.3879360144273711E-5" table:formula="of:=SQRT([.K11]^2 + [.K12]^2)" table:style-name="ce7">
            <text:p>9.38794E-05</text:p>
          </table:table-cell>
          <table:table-cell office:value-type="float" office:value="20.185712064996984" table:formula="of:=ABS([.E3]-[.B17])/AVERAGE([.E3];[.B17])*100" table:style-name="ce7">
            <text:p>20.18571206</text:p>
          </table:table-cell>
          <table:table-cell table:number-columns-repeated="7" table:style-name="ce1"/>
          <table:table-cell table:style-name="ce1">
            <draw:frame draw:z-index="1" draw:id="id0" draw:style-name="a4" draw:name="TextBox 1" svg:x="0.53125in" svg:y="0.11458in" svg:width="2in" svg:height="0.29167in">
              <draw:text-box>
                <text:p text:style-name="a1" text:class-names="" text:cond-style-name=""><text:span text:style-name="a0" text:class-names="">Theoretical Error Prop Ring</text:span></text:p>
                <text:p text:style-name="a3" text:class-names="" text:cond-style-name=""><text:span text:style-name="a2" text:class-names=""/></text:p>
              </draw:text-box>
              <svg:title/>
              <svg:desc/>
            </draw:frame>
          </table:table-cell>
          <table:table-cell table:number-columns-repeated="16372" table:style-name="ce1"/>
        </table:table-row>
        <table:table-row table:style-name="ro1">
          <table:table-cell office:value-type="string" table:style-name="ce5">
            <text:p>hc</text:p>
          </table:table-cell>
          <table:table-cell office:value-type="float" office:value="4.3684056084369212E-3" table:formula="of:=[.G10]-[.G11]" table:style-name="ce7">
            <text:p>0.004368406</text:p>
          </table:table-cell>
          <table:table-cell office:value-type="float" office:value="1.4691087066491241E-4" table:formula="of:=SQRT([.K10]^2 + [.K11]^2)" table:style-name="ce7">
            <text:p>0.000146911</text:p>
          </table:table-cell>
          <table:table-cell office:value-type="float" office:value="12.987155452165371" table:formula="of:=ABS([.E4]-[.B18])/AVERAGE([.E4];[.B18])*100" table:style-name="ce7">
            <text:p>12.98715545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5">
            <text:p>d<text:span text:style-name="T4">vert</text:span></text:p>
          </table:table-cell>
          <table:table-cell office:value-type="float" office:value="4.7220274070127084E-3" table:formula="of:=[.G13]-[.G12]" table:style-name="ce7">
            <text:p>0.004722027</text:p>
          </table:table-cell>
          <table:table-cell office:value-type="float" office:value="5.8781756190412471E-5" table:formula="of:=SQRT([.K13]^2 + [.K12]^2)" table:style-name="ce8">
            <text:p>5.87818E-05</text:p>
          </table:table-cell>
          <table:table-cell office:value-type="float" office:value="2.6289339895901254" table:formula="of:=ABS([.E5]-[.B19])/AVERAGE([.E5];[.B19])*100" table:style-name="ce7">
            <text:p>2.62893399</text:p>
          </table:table-cell>
          <table:table-cell table:number-columns-repeated="16380" table:style-name="ce1"/>
        </table:table-row>
        <table:table-row table:style-name="ro2">
          <table:table-cell table:number-columns-repeated="10" table:style-name="ce1"/>
          <table:table-cell office:value-type="string" table:style-name="ce3">
            <text:p>R1(deriv)kgm</text:p>
          </table:table-cell>
          <table:table-cell office:value-type="string" table:style-name="ce3">
            <text:p>R2(deriv)kgm</text:p>
          </table:table-cell>
          <table:table-cell office:value-type="string" table:style-name="ce3">
            <text:p>M(Deriv)</text:p>
          </table:table-cell>
          <table:table-cell office:value-type="string" table:style-name="ce3">
            <text:p>m (kg)</text:p>
          </table:table-cell>
          <table:table-cell office:value-type="string" table:style-name="ce10">
            <text:p>ẟR1<text:span text:style-name="T7"><text:s/></text:span>(m)</text:p>
          </table:table-cell>
          <table:table-cell office:value-type="string" table:style-name="ce10">
            <text:p>ẟR2<text:span text:style-name="T7"><text:s/></text:span>(m)</text:p>
          </table:table-cell>
          <table:table-cell office:value-type="string" table:style-name="ce3">
            <text:p>ẟI<text:span text:style-name="T3">theory</text:span>ring</text:p>
          </table:table-cell>
          <table:table-cell table:number-columns-repeated="16367"/>
        </table:table-row>
        <table:table-row table:style-name="ro1">
          <table:table-cell office:value-type="string" table:style-name="ce2">
            <text:p>Geometric moment of inertia</text:p>
          </table:table-cell>
          <table:table-cell table:number-columns-repeated="9" table:style-name="ce1"/>
          <table:table-cell office:value-type="float" office:value="7.6910882099999994E-2" table:formula="of:=([.B4]/1000)*(([.C4]*0.5)/100)" table:style-name="ce11">
            <text:p>0.076910882</text:p>
          </table:table-cell>
          <table:table-cell office:value-type="float" office:value="9.1694239000000011E-2" table:formula="of:=([.B4]/1000)*(([.D4]*0.5)/100)" table:style-name="ce11">
            <text:p>0.091694239</text:p>
          </table:table-cell>
          <table:table-cell office:value-type="float" office:value="3.4562274500000005E-3" table:formula="of:=0.5*(([.C4]*0.5)/100)^2 +0.5*(([.D4]*0.5)/100)^2" table:style-name="ce11">
            <text:p>0.003456227</text:p>
          </table:table-cell>
          <table:table-cell office:value-type="float" office:value="1.0000000000000001E-5" table:formula="of:=0.01/1000" table:style-name="ce11">
            <text:p>0.00001</text:p>
          </table:table-cell>
          <table:table-cell office:value-type="float" office:value="1E-4" table:formula="of:=0.01/100" table:style-name="ce11">
            <text:p>0.0001</text:p>
          </table:table-cell>
          <table:table-cell office:value-type="float" office:value="1.0000000000000001E-5" table:formula="of:=0.01/1000" table:style-name="ce11">
            <text:p>0.00001</text:p>
          </table:table-cell>
          <table:table-cell office:value-type="float" office:value="7.7456320433776432E-6" table:formula="of:=SQRT([.M21]^2*[.N21]^2+[.K21]^2*[.O21]^2+[.L21]^2*[.P21]^2)" table:style-name="ce11">
            <text:p>7.74563E-06</text:p>
          </table:table-cell>
          <table:table-cell table:number-columns-repeated="16367"/>
        </table:table-row>
        <table:table-row table:style-name="ro2">
          <table:table-cell table:style-name="ce3"/>
          <table:table-cell office:value-type="string" table:style-name="ce3">
            <text:p>I<text:span text:style-name="T3">geo</text:span></text:p>
          </table:table-cell>
          <table:table-cell office:value-type="string" table:style-name="ce10">
            <text:p>ẟI<text:span text:style-name="T7">geo</text:span></text:p>
          </table:table-cell>
          <table:table-cell office:value-type="string" table:style-name="ce3">
            <text:p>% diff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5">
            <text:p>d</text:p>
          </table:table-cell>
          <table:table-cell office:value-type="float" office:value="9.7635599936000007E-3" table:formula="of:=0.5*[.B3]/1000*(([.D3]/100)/2)^2" table:style-name="ce7">
            <text:p>0.00976356</text:p>
          </table:table-cell>
          <table:table-cell office:value-type="float" office:value="0" table:formula="of:=SQRT([.K17]^2 + [.K18]^2)" table:style-name="ce7">
            <text:p>0</text:p>
          </table:table-cell>
          <table:table-cell office:value-type="float" office:value="0" table:formula="of:=ABS([.E9]-[.B23])/AVERAGE([.E9];[.B23])*100" table:style-name="ce7">
            <text:p>#VALUE!</text:p>
          </table:table-cell>
          <table:table-cell table:number-columns-repeated="7" table:style-name="ce1"/>
          <table:table-cell table:style-name="ce1">
            <draw:frame draw:z-index="2" draw:id="id1" draw:style-name="a9" draw:name="TextBox 2" svg:x="0.26042in" svg:y="0.0625in" svg:width="2.69791in" svg:height="0.29167in">
              <draw:text-box>
                <text:p text:style-name="a6" text:class-names="" text:cond-style-name=""><text:span text:style-name="a5" text:class-names="">Theoretical Error Prop Horizontal Disk</text:span></text:p>
                <text:p text:style-name="a8" text:class-names="" text:cond-style-name=""><text:span text:style-name="a7" text:class-names=""/></text:p>
              </draw:text-box>
              <svg:title/>
              <svg:desc/>
            </draw:frame>
          </table:table-cell>
          <table:table-cell table:number-columns-repeated="16372" table:style-name="ce1"/>
        </table:table-row>
        <table:table-row table:style-name="ro1">
          <table:table-cell office:value-type="string" table:style-name="ce5">
            <text:p>hc</text:p>
          </table:table-cell>
          <table:table-cell office:value-type="float" office:value="0" table:formula="of:=[.G16]-[.G17]" table:style-name="ce7">
            <text:p>0</text:p>
          </table:table-cell>
          <table:table-cell office:value-type="float" office:value="0" table:formula="of:=SQRT([.K16]^2 + [.K17]^2)" table:style-name="ce7">
            <text:p>0</text:p>
          </table:table-cell>
          <table:table-cell office:value-type="float" office:value="200" table:formula="of:=ABS([.E10]-[.B24])/AVERAGE([.E10];[.B24])*100" table:style-name="ce7">
            <text:p>200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5">
            <text:p>d<text:span text:style-name="T4">vert</text:span></text:p>
          </table:table-cell>
          <table:table-cell office:value-type="float" office:value="0" table:formula="of:=[.G19]-[.G18]" table:style-name="ce7">
            <text:p>0</text:p>
          </table:table-cell>
          <table:table-cell office:value-type="float" office:value="0" table:formula="of:=SQRT([.K19]^2 + [.K18]^2)" table:style-name="ce8">
            <text:p>0</text:p>
          </table:table-cell>
          <table:table-cell office:value-type="float" office:value="200" table:formula="of:=ABS([.E11]-[.B25])/AVERAGE([.E11];[.B25])*100" table:style-name="ce7">
            <text:p>200</text:p>
          </table:table-cell>
          <table:table-cell table:number-columns-repeated="16380" table:style-name="ce1"/>
        </table:table-row>
        <table:table-row table:style-name="ro2">
          <table:table-cell table:number-columns-repeated="10" table:style-name="ce1"/>
          <table:table-cell office:value-type="string" table:style-name="ce3">
            <text:p>R1(deriv)kgm</text:p>
          </table:table-cell>
          <table:table-cell office:value-type="string" table:style-name="ce3">
            <text:p>M(Deriv)</text:p>
          </table:table-cell>
          <table:table-cell office:value-type="string" table:style-name="ce3">
            <text:p>ẟm (kg)</text:p>
          </table:table-cell>
          <table:table-cell office:value-type="string" table:style-name="ce10">
            <text:p>ẟR1<text:span text:style-name="T7"><text:s/></text:span>(m)</text:p>
          </table:table-cell>
          <table:table-cell office:value-type="string" table:style-name="ce3">
            <text:p>ẟI<text:span text:style-name="T3">theory</text:span>Disk</text:p>
          </table:table-cell>
          <table:table-cell table:number-columns-repeated="16369" table:style-name="ce1"/>
        </table:table-row>
        <table:table-row table:style-name="ro1">
          <table:table-cell table:number-columns-repeated="10" table:style-name="ce1"/>
          <table:table-cell office:value-type="float" office:value="0.17009686400000004" table:formula="of:=([.B3]/1000*([.D3]*0.5)/100)" table:style-name="ce11">
            <text:p>0.170096864</text:p>
          </table:table-cell>
          <table:table-cell office:value-type="float" office:value="6.5895199999999998E-3" table:formula="of:=0.5*(0.5*[.D3]/100)^2" table:style-name="ce11">
            <text:p>0.00658952</text:p>
          </table:table-cell>
          <table:table-cell office:value-type="float" office:value="1.0000000000000001E-5" table:style-name="ce11">
            <text:p>0.00001</text:p>
          </table:table-cell>
          <table:table-cell office:value-type="float" office:value="1E-4" table:formula="of:=0.0001" table:style-name="ce11">
            <text:p>0.0001</text:p>
          </table:table-cell>
          <table:table-cell office:value-type="float" office:value="1.7009814037893777E-5" table:formula="of:=SQRT([.K27]^2*[.N27]^2+[.L27]^2*[.M27]^2)" table:style-name="ce11">
            <text:p>1.70098E-05</text:p>
          </table:table-cell>
          <table:table-cell table:number-columns-repeated="16369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11" table:style-name="ce1"/>
          <table:table-cell table:style-name="ce1">
            <draw:frame draw:z-index="3" draw:id="id2" draw:style-name="a14" draw:name="TextBox 3" svg:x="0.26042in" svg:y="0.02083in" svg:width="2.69791in" svg:height="0.29167in">
              <draw:text-box>
                <text:p text:style-name="a11" text:class-names="" text:cond-style-name=""><text:span text:style-name="a10" text:class-names="">Theoretical Error Prop Vertical Disk</text:span></text:p>
                <text:p text:style-name="a13" text:class-names="" text:cond-style-name=""><text:span text:style-name="a12" text:class-names=""/></text:p>
              </draw:text-box>
              <svg:title/>
              <svg:desc/>
            </draw:frame>
          </table:table-cell>
          <table:table-cell table:number-columns-repeated="16372" table:style-name="ce1"/>
        </table:table-row>
        <table:table-row table:number-rows-repeated="2" table:style-name="ro1">
          <table:table-cell table:number-columns-repeated="16384"/>
        </table:table-row>
        <table:table-row table:style-name="ro2">
          <table:table-cell table:number-columns-repeated="10"/>
          <table:table-cell office:value-type="string" table:style-name="ce3">
            <text:p>R1(deriv)kgm</text:p>
          </table:table-cell>
          <table:table-cell office:value-type="string" table:style-name="ce3">
            <text:p>M(Deriv)</text:p>
          </table:table-cell>
          <table:table-cell office:value-type="string" table:style-name="ce3">
            <text:p>ẟm (kg)</text:p>
          </table:table-cell>
          <table:table-cell office:value-type="string" table:style-name="ce10">
            <text:p>ẟR1<text:span text:style-name="T7"><text:s/></text:span>(m)</text:p>
          </table:table-cell>
          <table:table-cell office:value-type="string" table:style-name="ce3">
            <text:p>ẟI<text:span text:style-name="T3">theory</text:span>Disk</text:p>
          </table:table-cell>
          <table:table-cell table:number-columns-repeated="16369" table:style-name="ce1"/>
        </table:table-row>
        <table:table-row table:style-name="ro1">
          <table:table-cell table:number-columns-repeated="10"/>
          <table:table-cell office:value-type="float" office:value="8.5048432000000007E-2" table:formula="of:=((0.5*[.D3])/100*[.B3]/1000)*0.5" table:style-name="ce11">
            <text:p>0.085048432</text:p>
          </table:table-cell>
          <table:table-cell office:value-type="float" office:value="3.2947599999999999E-3" table:formula="of:=0.25*(0.5*[.D3]/100)^2" table:style-name="ce11">
            <text:p>0.00329476</text:p>
          </table:table-cell>
          <table:table-cell office:value-type="float" office:value="1E-4" table:style-name="ce11">
            <text:p>0.0001</text:p>
          </table:table-cell>
          <table:table-cell office:value-type="float" office:value="1.0000000000000001E-5" table:formula="of:=0.00001" table:style-name="ce11">
            <text:p>0.00001</text:p>
          </table:table-cell>
          <table:table-cell office:value-type="float" office:value="9.1207346915797453E-7" table:formula="of:=SQRT([.K34]^2*[.N34]^2+[.L34]^2*[.M34]^2)" table:style-name="ce11">
            <text:p>9.12073E-07</text:p>
          </table:table-cell>
          <table:table-cell table:number-columns-repeated="16369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10"/>
          <table:table-cell table:number-columns-repeated="4" table:style-name="ce3"/>
          <table:table-cell table:number-columns-repeated="2" table:style-name="ce10"/>
          <table:table-cell table:style-name="ce3"/>
          <table:table-cell table:number-columns-repeated="16367"/>
        </table:table-row>
        <table:table-row table:style-name="ro1">
          <table:table-cell table:number-columns-repeated="10"/>
          <table:table-cell table:number-columns-repeated="7" table:style-name="ce11"/>
          <table:table-cell table:number-columns-repeated="16367"/>
        </table:table-row>
        <table:table-row table:number-rows-repeated="4" table:style-name="ro1">
          <table:table-cell table:number-columns-repeated="16384"/>
        </table:table-row>
        <table:table-row table:style-name="ro1" table:visibility="collapse">
          <table:table-cell table:number-columns-repeated="10"/>
          <table:table-cell table:number-columns-repeated="16374" table:style-name="ce1"/>
        </table:table-row>
        <table:table-row table:number-rows-repeated="104853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Liberation Sans1" svg:font-family="&quot;Liberation Sans1&quot;"/>
    <style:font-face style:name="Arial" svg:font-family="Arial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327</meta:generator>
    <dc:creator>Jonathon Delemos</dc:creator>
    <meta:creation-date>2023-05-04T12:10:16Z</meta:creation-date>
    <dc:date>2023-05-19T17:14:16Z</dc:date>
    <meta:editing-cycles>21</meta:editing-cycles>
    <meta:editing-duration>PT4459S</meta:editing-duration>
  </office:meta>
</office:document-meta>
</file>